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80071" svg:stroke-linecap="round" draw:fill="solid" draw:fill-color="#8246af" draw:textarea-horizontal-align="justify" draw:textarea-vertical-align="middle" draw:auto-grow-height="false" fo:min-height="4.195cm" fo:min-width="7.018cm" draw:shadow="visible" draw:shadow-color="#999999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standard">
      <style:graphic-properties svg:stroke-width="0.081cm" svg:stroke-color="#5f259f" draw:marker-start-width="0.321cm" draw:marker-end-width="0.321cm" draw:textarea-horizontal-align="justify" draw:textarea-vertical-align="middle" draw:auto-grow-height="false" fo:min-height="1.985cm" fo:min-width="5.616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5f259f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color="#280071" svg:stroke-linecap="round" draw:fill="solid" draw:fill-color="#5f259f" draw:textarea-horizontal-align="justify" draw:textarea-vertical-align="middle" draw:auto-grow-height="false" fo:min-height="4.195cm" fo:min-width="7.018cm" draw:shadow="visible" draw:shadow-color="#999999"/>
    </style:style>
    <style:style style:name="gr6" style:family="graphic" style:parent-style-name="objectwithoutfill">
      <style:graphic-properties draw:stroke="solid" svg:stroke-width="0.081cm" svg:stroke-color="#5f259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8246a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5f259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18cm" svg:height="4.445cm" svg:x="11.033cm" svg:y="1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7.747cm" svg:height="1.397cm" svg:x="13.827cm" svg:y="2.397cm">
          <draw:text-box>
            <text:p>CoreDNS</text:p>
          </draw:text-box>
        </draw:frame>
        <draw:custom-shape draw:style-name="gr3" draw:text-style-name="P3" draw:layer="layout" svg:width="6.604cm" svg:height="2.413cm" svg:x="4.683cm" svg:y="9.001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4" draw:text-style-name="P4" draw:layer="layout" svg:x1="5.318cm" svg:y1="6.207cm" svg:x2="11.541cm" svg:y2="5.699cm">
          <text:p/>
        </draw:line>
        <draw:custom-shape draw:style-name="gr5" draw:text-style-name="P5" draw:layer="layout" svg:width="7.518cm" svg:height="4.445cm" svg:x="17.256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draw:line-skew="-0.87cm" svg:x1="3.032cm" svg:y1="12.43cm" svg:x2="4.274cm" svg:y2="14.17cm" svg:d="M3032 12430h1242v1740" svg:viewBox="0 0 1243 17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o" fo:font-family="Lato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05:01:58.761701488</meta:creation-date>
    <dc:date>2018-02-27T06:48:00.860092482</dc:date>
    <meta:editing-duration>PT13M20S</meta:editing-duration>
    <meta:editing-cycles>5</meta:editing-cycles>
    <meta:generator>LibreOffice/5.2.7.2$Linux_X86_64 LibreOffice_project/20m0$Build-2</meta:generator>
    <meta:document-statistic meta:object-count="6"/>
  </office:meta>
</office:document-meta>
</file>